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440000005C96EC5FF7B062A97A.png" manifest:media-type="image/png"/>
  <manifest:file-entry manifest:full-path="Pictures/100002010000022A00000202AC7C61B7598F0E3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91cm" svg:height="11.868cm" svg:x="4.547cm" svg:y="8.171cm">
          <draw:image xlink:href="Pictures/100002010000022A00000202AC7C61B7598F0E33.png" xlink:type="simple" xlink:show="embed" xlink:actuate="onLoad">
            <text:p/>
          </draw:image>
        </draw:frame>
        <draw:frame draw:style-name="gr2" draw:text-style-name="P2" draw:layer="layout" svg:width="1.569cm" svg:height="2.123cm" svg:x="15.814cm" svg:y="8.275cm">
          <draw:image xlink:href="Pictures/10000201000000440000005C96EC5FF7B062A9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21:50:50.947070000</meta:creation-date>
    <dc:date>2016-05-01T21:54:52.658163000</dc:date>
    <meta:editing-duration>PT4M1S</meta:editing-duration>
    <meta:editing-cycles>2</meta:editing-cycles>
    <meta:generator>LibreOffice/5.1.1.3$MacOSX_X86_64 LibreOffice_project/89f508ef3ecebd2cfb8e1def0f0ba9a803b88a6d</meta:generator>
    <meta:document-statistic meta:object-count="2"/>
  </office:meta>
</office:document-meta>
</file>